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normal" officeooo:paragraph-rsid="001df451" style:font-weight-asian="normal" style:font-weight-complex="normal"/>
    </style:style>
    <style:style style:name="P2" style:family="paragraph" style:parent-style-name="Standard">
      <style:text-properties style:text-underline-style="none" fo:font-weight="normal" officeooo:rsid="001df451" officeooo:paragraph-rsid="001df451" style:font-weight-asian="normal" style:font-weight-complex="normal"/>
    </style:style>
    <style:style style:name="P3" style:family="paragraph" style:parent-style-name="Standard">
      <style:text-properties style:text-underline-style="none" fo:font-weight="normal" officeooo:rsid="001ebf5b" officeooo:paragraph-rsid="001ebf5b" style:font-weight-asian="normal" style:font-weight-complex="normal"/>
    </style:style>
    <style:style style:name="P4" style:family="paragraph" style:parent-style-name="Standard">
      <style:text-properties style:text-underline-style="none" fo:font-weight="normal" officeooo:rsid="001ebf5b" officeooo:paragraph-rsid="001ecd61" style:font-weight-asian="normal" style:font-weight-complex="normal"/>
    </style:style>
    <style:style style:name="P5" style:family="paragraph" style:parent-style-name="Standard">
      <style:text-properties style:text-underline-style="none" fo:font-weight="normal" officeooo:rsid="001ebf5b" officeooo:paragraph-rsid="001f859c" style:font-weight-asian="normal" style:font-weight-complex="normal"/>
    </style:style>
    <style:style style:name="P6" style:family="paragraph" style:parent-style-name="Standard">
      <style:text-properties style:text-underline-style="none" fo:font-weight="normal" officeooo:rsid="001ecd61" officeooo:paragraph-rsid="001ecd61" style:font-weight-asian="normal" style:font-weight-complex="normal"/>
    </style:style>
    <style:style style:name="P7" style:family="paragraph" style:parent-style-name="Standard">
      <style:text-properties style:text-underline-style="none" fo:font-weight="normal" officeooo:rsid="00215de7" officeooo:paragraph-rsid="00215de7" style:font-weight-asian="normal" style:font-weight-complex="normal"/>
    </style:style>
    <style:style style:name="P8" style:family="paragraph" style:parent-style-name="Standard">
      <style:text-properties style:text-underline-style="none" fo:font-weight="normal" officeooo:rsid="00215de7" officeooo:paragraph-rsid="00235b3f" style:font-weight-asian="normal" style:font-weight-complex="normal"/>
    </style:style>
    <style:style style:name="P9" style:family="paragraph" style:parent-style-name="Standard">
      <style:text-properties style:text-underline-style="none" fo:font-weight="bold" officeooo:rsid="001df451" officeooo:paragraph-rsid="001df451" style:font-weight-asian="bold" style:font-weight-complex="bold"/>
    </style:style>
    <style:style style:name="P10" style:family="paragraph" style:parent-style-name="Standard">
      <style:text-properties style:text-underline-style="none" fo:font-weight="normal" officeooo:rsid="00235b3f" officeooo:paragraph-rsid="00235b3f" style:font-weight-asian="normal" style:font-weight-complex="normal"/>
    </style:style>
    <style:style style:name="P11" style:family="paragraph" style:parent-style-name="Standard">
      <style:text-properties style:text-underline-style="none" fo:font-weight="normal" officeooo:rsid="00257c69" officeooo:paragraph-rsid="00257c69" style:font-weight-asian="normal" style:font-weight-complex="normal"/>
    </style:style>
    <style:style style:name="P12" style:family="paragraph" style:parent-style-name="Standard">
      <style:text-properties style:text-underline-style="none" fo:font-weight="normal" officeooo:rsid="00264078" officeooo:paragraph-rsid="00264078" style:font-weight-asian="normal" style:font-weight-complex="normal"/>
    </style:style>
    <style:style style:name="P13" style:family="paragraph" style:parent-style-name="Standard">
      <style:text-properties style:text-underline-style="none" fo:font-weight="normal" officeooo:rsid="00274fad" officeooo:paragraph-rsid="00274fad" style:font-weight-asian="normal" style:font-weight-complex="normal"/>
    </style:style>
    <style:style style:name="P14" style:family="paragraph" style:parent-style-name="Standard">
      <style:text-properties style:text-underline-style="none" fo:font-weight="normal" officeooo:rsid="0028b59d" officeooo:paragraph-rsid="0028b59d" style:font-weight-asian="normal" style:font-weight-complex="normal"/>
    </style:style>
    <style:style style:name="P15" style:family="paragraph" style:parent-style-name="Standard">
      <style:text-properties style:text-underline-style="none" fo:font-weight="normal" officeooo:rsid="00294a7e" officeooo:paragraph-rsid="00294a7e" style:font-weight-asian="normal" style:font-weight-complex="normal"/>
    </style:style>
    <style:style style:name="P16" style:family="paragraph" style:parent-style-name="Standard">
      <style:text-properties style:text-underline-style="none" fo:font-weight="normal" officeooo:rsid="00297775" officeooo:paragraph-rsid="00297775" style:font-weight-asian="normal" style:font-weight-complex="normal"/>
    </style:style>
    <style:style style:name="P17" style:family="paragraph" style:parent-style-name="Standard">
      <style:text-properties style:text-underline-style="none" fo:font-weight="normal" officeooo:rsid="002ab4d6" officeooo:paragraph-rsid="002ab4d6" style:font-weight-asian="normal" style:font-weight-complex="normal"/>
    </style:style>
    <style:style style:name="P18" style:family="paragraph" style:parent-style-name="Standard">
      <style:text-properties style:text-underline-style="none" fo:font-weight="normal" officeooo:rsid="002c3bf2" officeooo:paragraph-rsid="002c3bf2" style:font-weight-asian="normal" style:font-weight-complex="normal"/>
    </style:style>
    <style:style style:name="P19" style:family="paragraph" style:parent-style-name="Standard">
      <style:text-properties style:text-underline-style="none" fo:font-weight="normal" officeooo:rsid="00304224" officeooo:paragraph-rsid="00304224" style:font-weight-asian="normal" style:font-weight-complex="normal"/>
    </style:style>
    <style:style style:name="P20" style:family="paragraph" style:parent-style-name="Standard">
      <style:text-properties style:text-underline-style="none" fo:font-weight="normal" officeooo:rsid="0030d330" officeooo:paragraph-rsid="0030d330" style:font-weight-asian="normal" style:font-weight-complex="normal"/>
    </style:style>
    <style:style style:name="P21" style:family="paragraph" style:parent-style-name="Standard">
      <style:text-properties style:text-underline-style="none" fo:font-weight="normal" officeooo:rsid="00321819" officeooo:paragraph-rsid="00321819" style:font-weight-asian="normal" style:font-weight-complex="normal"/>
    </style:style>
    <style:style style:name="P22" style:family="paragraph" style:parent-style-name="Standard">
      <style:text-properties style:text-underline-style="none" fo:font-weight="bold" officeooo:rsid="001df451" officeooo:paragraph-rsid="001df451" style:font-weight-asian="bold" style:font-weight-complex="bold"/>
    </style:style>
    <style:style style:name="P23" style:family="paragraph" style:parent-style-name="Standard">
      <style:text-properties style:text-underline-style="none" fo:font-weight="bold" officeooo:rsid="001ecd61" officeooo:paragraph-rsid="001ecd61" style:font-weight-asian="bold" style:font-weight-complex="bold"/>
    </style:style>
    <style:style style:name="P24" style:family="paragraph" style:parent-style-name="Standard">
      <style:text-properties style:text-underline-style="none" fo:font-weight="bold" officeooo:rsid="001ebf5b" officeooo:paragraph-rsid="001f859c" style:font-weight-asian="bold" style:font-weight-complex="bold"/>
    </style:style>
    <style:style style:name="P25" style:family="paragraph" style:parent-style-name="Standard">
      <style:text-properties style:text-underline-style="none" fo:font-weight="bold" officeooo:rsid="00215de7" officeooo:paragraph-rsid="00235b3f" style:font-weight-asian="bold" style:font-weight-complex="bold"/>
    </style:style>
    <style:style style:name="P26" style:family="paragraph" style:parent-style-name="Standard">
      <style:text-properties style:text-underline-style="none" fo:font-weight="bold" officeooo:rsid="00257c69" officeooo:paragraph-rsid="00257c69" style:font-weight-asian="bold" style:font-weight-complex="bold"/>
    </style:style>
    <style:style style:name="P27" style:family="paragraph" style:parent-style-name="Standard">
      <style:text-properties style:text-underline-style="none" fo:font-weight="bold" officeooo:rsid="00264078" officeooo:paragraph-rsid="00264078" style:font-weight-asian="bold" style:font-weight-complex="bold"/>
    </style:style>
    <style:style style:name="P28" style:family="paragraph" style:parent-style-name="Standard">
      <style:text-properties style:text-underline-style="none" fo:font-weight="bold" officeooo:rsid="00274fad" officeooo:paragraph-rsid="00274fad" style:font-weight-asian="bold" style:font-weight-complex="bold"/>
    </style:style>
    <style:style style:name="P29" style:family="paragraph" style:parent-style-name="Standard">
      <style:text-properties style:text-underline-style="none" fo:font-weight="bold" officeooo:rsid="0028b59d" officeooo:paragraph-rsid="0028b59d" style:font-weight-asian="bold" style:font-weight-complex="bold"/>
    </style:style>
    <style:style style:name="P30" style:family="paragraph" style:parent-style-name="Standard">
      <style:text-properties style:text-underline-style="none" fo:font-weight="bold" officeooo:rsid="00294a7e" officeooo:paragraph-rsid="00294a7e" style:font-weight-asian="bold" style:font-weight-complex="bold"/>
    </style:style>
    <style:style style:name="P31" style:family="paragraph" style:parent-style-name="Standard">
      <style:text-properties style:text-underline-style="none" fo:font-weight="bold" officeooo:rsid="002ab4d6" officeooo:paragraph-rsid="002ab4d6" style:font-weight-asian="bold" style:font-weight-complex="bold"/>
    </style:style>
    <style:style style:name="P32" style:family="paragraph" style:parent-style-name="Standard">
      <style:text-properties style:text-underline-style="none" fo:font-weight="bold" officeooo:rsid="0030d330" officeooo:paragraph-rsid="0030d330" style:font-weight-asian="bold" style:font-weight-complex="bold"/>
    </style:style>
    <style:style style:name="T1" style:family="text">
      <style:text-properties fo:font-size="15pt" style:text-underline-style="solid" style:text-underline-width="auto" style:text-underline-color="font-color" fo:font-weight="bold" officeooo:rsid="001df451" style:font-size-asian="13.1000003814697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weight="bold" officeooo:rsid="001ecd61" style:font-weight-asian="bold" style:font-weight-complex="bold"/>
    </style:style>
    <style:style style:name="T4" style:family="text">
      <style:text-properties fo:font-weight="bold" officeooo:rsid="0031daa0" style:font-weight-asian="bold" style:font-weight-complex="bold"/>
    </style:style>
    <style:style style:name="T5" style:family="text">
      <style:text-properties officeooo:rsid="001ebf5b"/>
    </style:style>
    <style:style style:name="T6" style:family="text">
      <style:text-properties officeooo:rsid="001ecd61"/>
    </style:style>
    <style:style style:name="T7" style:family="text">
      <style:text-properties officeooo:rsid="001f859c"/>
    </style:style>
    <style:style style:name="T8" style:family="text">
      <style:text-properties officeooo:rsid="00215de7"/>
    </style:style>
    <style:style style:name="T9" style:family="text">
      <style:text-properties officeooo:rsid="00235b3f"/>
    </style:style>
    <style:style style:name="T10" style:family="text">
      <style:text-properties officeooo:rsid="002527bc"/>
    </style:style>
    <style:style style:name="T11" style:family="text">
      <style:text-properties officeooo:rsid="00264078"/>
    </style:style>
    <style:style style:name="T12" style:family="text">
      <style:text-properties officeooo:rsid="00274fad"/>
    </style:style>
    <style:style style:name="T13" style:family="text">
      <style:text-properties officeooo:rsid="0028b59d"/>
    </style:style>
    <style:style style:name="T14" style:family="text">
      <style:text-properties officeooo:rsid="0029a737"/>
    </style:style>
    <style:style style:name="T15" style:family="text">
      <style:text-properties officeooo:rsid="002c3bf2"/>
    </style:style>
    <style:style style:name="T16" style:family="text">
      <style:text-properties officeooo:rsid="002dbcde"/>
    </style:style>
    <style:style style:name="T17" style:family="text">
      <style:text-properties officeooo:rsid="0031daa0"/>
    </style:style>
    <style:style style:name="T18" style:family="text">
      <style:text-properties officeooo:rsid="00321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USER STORIES</text:span></text:p>
      <text:p text:style-name="P2"><text:s text:c="6"/></text:p>
      <text:p text:style-name="P2"><text:tab/>(Make a Difference- Anurag Mishra, Aravind Ashok, Satyendra Kumar, Naveen Thella)</text:p>
      <text:p text:style-name="P1"/>
      <text:p text:style-name="P9">Users- Any citizen of India who sees any social issue and wants to bring it to government's notice and the government itself.</text:p>
      <text:p text:style-name="P9"/>
      <text:p text:style-name="P9">1) Login</text:p>
      <text:p text:style-name="P2"/>
      <text:p text:style-name="P2">As a user, I should be able to login to the application (if I am already a registered user) using my credentials such as username/email-id and password so that I can post any new problem or view the other problems.</text:p>
      <text:p text:style-name="P2"/>
      <text:p text:style-name="P2">As government, I should be able to login to the application using my credentials as a government so that I can view the problems and do further actions regarding the problem.</text:p>
      <text:p text:style-name="P2"/>
      <text:p text:style-name="P2">As a server, I should be able to figure out from the username and password whether the user is a common man or government employee and similarly open the home page for each of them. It will be because the requirements and needs of both govt. And common man will be different.</text:p>
      <text:p text:style-name="P2"/>
      <text:p text:style-name="P9">2) Sign up</text:p>
      <text:p text:style-name="P2"/>
      <text:p text:style-name="P2">As a user, if I am not registered with the application, I should be able to register with the application using either the sign up form or through my existing accounts of Facebook/Twitter/Google so that I can use the features of the application.</text:p>
      <text:p text:style-name="P2"/>
      <text:p text:style-name="P2">As a government, I should be able to register to the application (using seperate sign up form) as government so that I can get access to the set of features available for the government. </text:p>
      <text:p text:style-name="P2"/>
      <text:p text:style-name="P2">As a server, I should be able to able to register common man and government seperately and verify both's identity so that both get only their set of privileges. Also, after signing them up, I should be able to generate different sets of username for both government and common man so that I am able to distinguish them both.</text:p>
      <text:p text:style-name="P2"/>
      <text:p text:style-name="P9">3) <text:span text:style-name="T5">Post a Problem</text:span></text:p>
      <text:p text:style-name="P2"/>
      <text:p text:style-name="P3">As a user, I should be able to post a new problem so that the government and other citizens can view the problem and the problem can be solved. I should be able to post the problem using either photo/videos/Description. </text:p>
      <text:p text:style-name="P3"/>
      <text:p text:style-name="P4">As a server, I should be able to let the users post their problems on their profiles using any medium out of Photos/Videos/Description etc so that the posts can reach out to more people.</text:p>
      <text:p text:style-name="P4"/>
      <text:p text:style-name="P23">4) View a Problem</text:p>
      <text:p text:style-name="P4"/>
      <text:p text:style-name="P4"><text:span text:style-name="T6">As a user, I should be able to view already posted problems or search for the problems using a search filter based on- </text:span><text:span text:style-name="T3">(i) Location, (ii) Category of problem (Electricity, Water, Roads etc.).</text:span></text:p>
      <text:p text:style-name="P4"/>
      <text:p text:style-name="P6">As government, I should be able to view problem of my jurisdiction and related to my department so that I can take further steps towards solving the problem.</text:p>
      <text:p text:style-name="P4"/>
      <text:p text:style-name="P5"><text:span text:style-name="T6">As a server, I should be able to manage such that the users are able to view problems and search for </text:span><text:soft-page-break/><text:span text:style-name="T6">any particular problem based on the location or category so that they can vote and comment on the problem. Also, I should be able to let the goverment view the problem related to their jurisdiction and their department i.e, for each government account which are from different departments, the problems that will be viewed to them should be different. However, they should be able to search for other problems as well in case they want to so that they take further steps towards solving the problem.</text:span></text:p>
      <text:p text:style-name="P5"/>
      <text:p text:style-name="P24"><text:span text:style-name="T7">5)</text:span> <text:span text:style-name="T8">Share Problem</text:span></text:p>
      <text:p text:style-name="P5"/>
      <text:p text:style-name="P7">As a user, I should be able to share any post within the application i.e, on my profile or onto my Facebook/Twitter profile so that other people can view the problem as well.</text:p>
      <text:p text:style-name="P7"/>
      <text:p text:style-name="P7">As a server, I should be able to help the users share any problem within or outside the application. I should be to take the post and post it onto their profiles within and outside the application.</text:p>
      <text:p text:style-name="P7"/>
      <text:p text:style-name="P25">6) <text:span text:style-name="T9">Vote on Problem</text:span></text:p>
      <text:p text:style-name="P8"/>
      <text:p text:style-name="P8"><text:span text:style-name="T9">As a user, I should be able to vote on any given post if the problem is serious and needs attention</text:span> <text:span text:style-name="T9">from the government authorities. I should be able to upvote any given post.</text:span></text:p>
      <text:p text:style-name="P8"/>
      <text:p text:style-name="P10">As a server, I should be able to keep track of the number of votes any given post receives and should be able to keep updating the the count of number of votes any given post receives <text:span text:style-name="T10">so that the users get to know about who all have voted for the problem.</text:span></text:p>
      <text:p text:style-name="P10"/>
      <text:p text:style-name="P26">7) Share good work</text:p>
      <text:p text:style-name="P11"/>
      <text:p text:style-name="P11">As a user, I should be able to share good work done by any individual/government so that they get good recognition. I should be able to take snap/video of any individual doing any good activity and share it under a special category: “Good Work” seperate from the problems section. I should be able to share that within the application and outside application i.e, on Facebook and Twitter.</text:p>
      <text:p text:style-name="P11"/>
      <text:p text:style-name="P11">As a server, I should be able to let people select out of categories i.e, whether they want to post in problems section or good work so that respective posts get seperate required attention. If users want to post good work, they should be able to post that under “Good work” and if they want to post a problem, it should be under a seperate category.</text:p>
      <text:p text:style-name="P11"/>
      <text:p text:style-name="P26">8) View good work</text:p>
      <text:p text:style-name="P11"/>
      <text:p text:style-name="P11">As a user, I should be <text:span text:style-name="T11">ab</text:span>le to view all the good work that is being done by either individuals or the government so that I get to know not only about the problems that need attention but also the good work that the individuals and the government is doing. I should be able to search the good work done based on: <text:span text:style-name="T2">(i) Location, (ii) Categories of problems (Water, Electricity, Roads, etc.).</text:span></text:p>
      <text:p text:style-name="P11"/>
      <text:p text:style-name="P11">As government, I <text:span text:style-name="T11">should be able to view good work that has been done by the citizens or the government so that I get to know about efforts being put up by both citizens and the government.</text:span></text:p>
      <text:p text:style-name="P11"/>
      <text:p text:style-name="P12">As a server, I should be able to let people search on the basis of location and categories of problems so that they can view the good work done. I should be able to give them relevant searches based on their queries.</text:p>
      <text:p text:style-name="P12"/>
      <text:p text:style-name="P27">9) <text:span text:style-name="T15">Search for user and </text:span>View Profile</text:p>
      <text:p text:style-name="P12"/>
      <text:p text:style-name="P12"><text:soft-page-break/>As a user, I should be able to view other users profiles so that I get to know about what are they doing i.e, which problems they are raising etc. I should be able to search for any user.</text:p>
      <text:p text:style-name="P12"/>
      <text:p text:style-name="P12">As government, I should be to search for any user and look at their profiles so that I get to knwo about what are they doing from their account. I should be able to search through the search filter.</text:p>
      <text:p text:style-name="P12"/>
      <text:p text:style-name="P12">As a server, I should be able to display only the relevant results based on <text:span text:style-name="T12">the search query and display the profiles of the user as selected by the user so that they can view it.</text:span></text:p>
      <text:p text:style-name="P12"/>
      <text:p text:style-name="P28">10) Promote problem</text:p>
      <text:p text:style-name="P13"/>
      <text:p text:style-name="P13">As a user, I should be able to promote any given problem which needs urgent attention within the application or outside the application <text:span text:style-name="T13">i.e, Facebook/Twitter so that the government is able to get to know about the problem more quickly and can solve it quickly.</text:span></text:p>
      <text:p text:style-name="P13"/>
      <text:p text:style-name="P14">As a server, I should be able to provide an option of promoting any problem within and outside the application so that the problem can draw more attention.</text:p>
      <text:p text:style-name="P14"/>
      <text:p text:style-name="P29">11) Issue response</text:p>
      <text:p text:style-name="P14"/>
      <text:p text:style-name="P15">As government, I should be able to issue response to any given problem so that the users get to know about the action we are taking in order to solve the problem. There should be an option “Issue response for only the government guys to issue response to a given problem related to their respective department.</text:p>
      <text:p text:style-name="P15"/>
      <text:p text:style-name="P15">As a server, I should be able to provide an option of issuing response to a given problem to the government and not the normal users. Also, I should be able to notify on the post regarding the response of the government to that problem.</text:p>
      <text:p text:style-name="P15"/>
      <text:p text:style-name="P30">12) Notify government</text:p>
      <text:p text:style-name="P15"/>
      <text:p text:style-name="P15">As government, I should be notified regarding any problem that has been posted relevant to my department so that I can take the further steps regarding the problem.</text:p>
      <text:p text:style-name="P15"/>
      <text:p text:style-name="P16">As a server, I should be able to notify the government regarding any problem that has been posted relevant <text:span text:style-name="T14">to their department only so that they can take the required steps to solve the problem.</text:span></text:p>
      <text:p text:style-name="P16"/>
      <text:p text:style-name="P31">13) Update citizen points</text:p>
      <text:p text:style-name="P17"/>
      <text:p text:style-name="P17">As a user, my points should be updated whenever I do something <text:span text:style-name="T15">that enables me to gain point such as promote good work, promote any problem, vote and comment on a problem so that other users get to know about the activeness of mine on the platform.</text:span></text:p>
      <text:p text:style-name="P17"/>
      <text:p text:style-name="P18">As a server, I should be able to up<text:span text:style-name="T16">date the points for any user whenever the user does any good work on the application i.e, promote good work/social problem or vote/comment on a problem.</text:span></text:p>
      <text:p text:style-name="P19">I should be able to correctly keep track of the points for all the users.</text:p>
      <text:p text:style-name="P19"/>
      <text:p text:style-name="P32">14) Search for problem</text:p>
      <text:p text:style-name="P20"/>
      <text:p text:style-name="P20"><text:span text:style-name="T18">As a user, </text:span>I should be able to search for a given problem based on: <text:span text:style-name="T2">(i) Location, (ii) Cate</text:span><text:span text:style-name="T4">gories of problems (Water, Electricity, Roads etc) </text:span><text:span text:style-name="T17">so that I can view, promote them. I should get the relevant problems whenever I search for any particular problem based on the criterions as discussed </text:span><text:soft-page-break/><text:span text:style-name="T17">above.</text:span></text:p>
      <text:p text:style-name="P21"/>
      <text:p text:style-name="P21">As government, I should be able to search for problems based on: <text:span text:style-name="T2">(i) Location, (ii) Categories of problems and (iii) Respective departments i.e, Water department, Electricity department etc.</text:span></text:p>
      <text:p text:style-name="P21">I should get the relevant search result for my queries and not some irrelevant results.</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04:21.941635662</meta:creation-date>
    <dc:date>2015-09-24T19:36:39.013529281</dc:date>
    <meta:editing-duration>PT3H2M21S</meta:editing-duration>
    <meta:editing-cycles>27</meta:editing-cycles>
    <meta:generator>LibreOffice/4.2.3.3$Linux_X86_64 LibreOffice_project/420m0$Build-3</meta:generator>
    <meta:document-statistic meta:table-count="0" meta:image-count="0" meta:object-count="0" meta:page-count="4" meta:paragraph-count="53" meta:word-count="1570" meta:character-count="8562" meta:non-whitespace-character-count="7030"/>
  </office:meta>
</office:document-meta>
</file>